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IR55MmyupYpvPi8m06pqh3kPlCZPAh3FY5h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07:22:15.398508792</meta:creation-date>
    <dc:date>2021-11-27T07:22:39.435044854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